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4180000085F00000EAED19C29FB334D6A04.svg" manifest:media-type="image/svg+xml"/>
  <manifest:file-entry manifest:full-path="Pictures/1000000100000098000001469DB7C2C95A686AA1.png" manifest:media-type="image/png"/>
  <manifest:file-entry manifest:full-path="Pictures/1000000100000098000001324F91C9F27068A8B9.png" manifest:media-type="image/png"/>
  <manifest:file-entry manifest:full-path="Pictures/10006A3100000BB70000178AB6095D08808B5404.svg" manifest:media-type="image/svg+xml"/>
  <manifest:file-entry manifest:full-path="Pictures/100000010000006D000000BFFE9F6C89217AD275.png" manifest:media-type="image/png"/>
  <manifest:file-entry manifest:full-path="Pictures/100060DE00009EC000006FBBEF1875D23EB65124.wmf" manifest:media-type="image/x-wmf"/>
  <manifest:file-entry manifest:full-path="Pictures/1000500100000BD10000192181E180F9B6E0BFEC.svg" manifest:media-type="image/svg+xml"/>
  <manifest:file-entry manifest:full-path="Pictures/100000010000034B000002515D68B53B8F0D482A.png" manifest:media-type="image/png"/>
  <manifest:file-entry manifest:full-path="Pictures/1000000100000216000003A9045FD35B4FB47452.png" manifest:media-type="image/png"/>
  <manifest:file-entry manifest:full-path="Pictures/100002BE00005A7800009EC0C1222EBAE140C277.wmf" manifest:media-type="image/x-wmf"/>
  <manifest:file-entry manifest:full-path="Pictures/100000010000009A00000147CED2F88D79D08E2D.png" manifest:media-type="image/png"/>
  <manifest:file-entry manifest:full-path="Pictures/1000000100000442000001CB75FA4663B571DF73.png" manifest:media-type="image/png"/>
  <manifest:file-entry manifest:full-path="Pictures/10000001000000F0000000D49F1AB6BAAA6FA901.png" manifest:media-type="image/png"/>
  <manifest:file-entry manifest:full-path="Pictures/10003DE600009EC0000042E019DBE2CC145B73AA.wmf" manifest:media-type="image/x-wmf"/>
  <manifest:file-entry manifest:full-path="Pictures/1000500700000BB70000190D026C75781E20D90E.svg" manifest:media-type="image/svg+xml"/>
  <manifest:file-entry manifest:full-path="Pictures/100000010000041A000002BE588C1848EDFBC07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6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12.12cm" fo:min-width="18.02cm"/>
    </style:style>
    <style:style style:name="gr7" style:family="graphic" style:parent-style-name="standard">
      <style:graphic-properties svg:stroke-width="0.053cm" svg:stroke-color="#0066b3" draw:marker-start-width="0.279cm" draw:marker-end-width="0.279cm" draw:fill-color="#ffec00" draw:textarea-horizontal-align="justify" draw:textarea-vertical-align="middle" draw:auto-grow-height="false" fo:min-height="1.006cm" fo:min-width="4.359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color="#000000" draw:fill-color="#f58220" draw:textarea-horizontal-align="justify" draw:textarea-vertical-align="middle" draw:auto-grow-height="false" fo:min-height="1.188cm" fo:min-width="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" style:family="graphic" style:parent-style-name="standard">
      <style:graphic-properties draw:stroke="dash" draw:stroke-dash="Ultrafine_20_Dotted_20__28_var_29_" svg:stroke-width="0.159cm" svg:stroke-color="#f58220" draw:marker-start="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3cm" svg:stroke-color="#0066b3" draw:marker-start-width="0.279cm" draw:marker-end-width="0.279cm" draw:fill-color="#ffec00" draw:textarea-horizontal-align="justify" draw:textarea-vertical-align="middle" draw:auto-grow-height="false" fo:min-height="1.006cm" fo:min-width="3.559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ffec00"/>
      <style:paragraph-properties fo:text-align="start"/>
      <style:text-properties fo:color="#0066b3" loext:opacity="100%" style:font-name="Arial" fo:font-size="28pt"/>
    </style:style>
    <style:style style:name="P7" style:family="paragraph">
      <loext:graphic-properties draw:fill-color="#f58220"/>
      <style:paragraph-properties fo:text-align="center"/>
      <style:text-properties fo:color="#ffffff" loext:opacity="100%" style:font-name="Arial" fo:font-size="11p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P9" style:family="paragraph">
      <style:paragraph-properties fo:text-align="start" style:writing-mode="lr-tb"/>
      <style:text-properties fo:color="#0066b3" loext:opacity="100%" style:font-name="Arial" fo:font-size="28pt"/>
    </style:style>
    <style:style style:name="P10" style:family="paragraph">
      <loext:graphic-properties draw:fill-color="#ffec00"/>
      <style:paragraph-properties fo:text-align="start" style:writing-mode="lr-tb"/>
      <style:text-properties fo:color="#0066b3" loext:opacity="100%" style:font-name="Arial" fo:font-size="28pt"/>
    </style:style>
    <style:style style:name="P11" style:family="paragraph">
      <style:paragraph-properties fo:text-align="center" style:writing-mode="lr-tb"/>
      <style:text-properties fo:color="#ffffff" loext:opacity="100%" style:font-name="Arial" fo:font-size="11pt"/>
    </style:style>
    <style:style style:name="P12" style:family="paragraph">
      <loext:graphic-properties draw:fill-color="#f58220"/>
      <style:paragraph-properties fo:text-align="center" style:writing-mode="lr-tb"/>
      <style:text-properties fo:color="#ffffff" loext:opacity="100%" style:font-name="Arial" fo:font-size="11pt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fo:color="#0066b3" loext:opacity="100%" style:font-name="Arial" fo:font-size="28pt"/>
    </style:style>
    <style:style style:name="T3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2cm" svg:height="12.382cm" svg:x="1cm" svg:y="1cm">
          <draw:image xlink:href="Pictures/100000010000041A000002BE588C1848EDFBC076.png" xlink:type="simple" xlink:show="embed" xlink:actuate="onLoad" draw:mime-type="image/png">
            <text:p/>
          </draw:image>
        </draw:frame>
        <draw:path draw:style-name="gr2" draw:text-style-name="P1" draw:layer="layout" svg:width="19.434cm" svg:height="0.622cm" draw:transform="rotate (0.623780674662773) translate (1.68094388006022cm 12.2827404355866cm)" svg:viewBox="0 0 19435 623" svg:d="M0 36c10381-45 10440-126 12949 325 2430 436 2824 184 6486 232">
          <text:p/>
        </draw:path>
        <draw:frame draw:style-name="gr1" draw:text-style-name="P1" draw:layer="layout" svg:width="1.172cm" svg:height="0.49cm" draw:transform="skewX (-0.00610865238198018) rotate (-2.61136162683392) translate (3.117cm 9.71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463559449329694) translate (12.474cm 5.47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3" draw:text-style-name="P1" draw:layer="layout" svg:x1="1.602cm" svg:y1="13.112cm" svg:x2="3.402cm" svg:y2="11.712cm">
          <text:p/>
        </draw:line>
        <draw:line draw:style-name="gr4" draw:text-style-name="P2" draw:layer="layout" svg:x1="5.902cm" svg:y1="7.012cm" svg:x2="8.802cm" svg:y2="8.912cm">
          <text:p/>
        </draw:line>
        <draw:frame draw:style-name="gr1" draw:text-style-name="P1" draw:layer="layout" svg:width="1.172cm" svg:height="0.491cm" draw:transform="skewX (-0.00610865238198021) rotate (0.507018147704353) translate (10.372cm 6.55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463559449329694) translate (11.431cm 5.97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8.478cm 7.98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6.702cm 9.31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5.762cm 9.99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4.202cm 11.01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3.202cm 11.69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8) rotate (-2.87228835000707) translate (4.203cm 9.38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2.7091000649456) translate (5.95cm 8.78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6.903cm 8.08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8.334cm 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9.282cm 6.2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60106418424715) translate (10.248cm 5.6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72323723188675) translate (11.269cm 5.18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8) rotate (-2.61345602193631) translate (12.329cm 4.5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75937552111) translate (14.41cm 3.11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75937552111) translate (16.395cm 1.68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3" draw:text-style-name="P1" draw:layer="layout" svg:x1="1.102cm" svg:y1="10.712cm" svg:x2="2.002cm" svg:y2="10.012cm">
          <text:p/>
        </draw:line>
        <draw:line draw:style-name="gr3" draw:text-style-name="P1" draw:layer="layout" svg:x1="12.202cm" svg:y1="4.512cm" svg:x2="13.402cm" svg:y2="3.712cm">
          <text:p/>
        </draw:line>
        <draw:line draw:style-name="gr3" draw:text-style-name="P1" draw:layer="layout" svg:x1="14.302cm" svg:y1="3.112cm" svg:x2="15.402cm" svg:y2="2.312cm">
          <text:p/>
        </draw:line>
        <draw:line draw:style-name="gr3" draw:text-style-name="P1" draw:layer="layout" svg:x1="16.302cm" svg:y1="1.612cm" svg:x2="17.102cm" svg:y2="1.012cm">
          <text:p/>
        </draw:line>
        <draw:frame draw:style-name="gr5" draw:text-style-name="P4" draw:layer="layout" svg:width="5.7cm" svg:height="1.119cm" svg:x="9.602cm" svg:y="1.093cm">
          <draw:text-box>
            <text:p text:style-name="P3"><text:span text:style-name="T1">Mittlere Brücke</text:span></text:p>
          </draw:text-box>
        </draw:frame>
        <draw:frame draw:style-name="gr1" draw:text-style-name="P1" draw:layer="layout" svg:width="2.151cm" svg:height="1.9cm" svg:x="7.618cm" svg:y="3.116cm">
          <draw:image xlink:href="Pictures/10000001000000F0000000D49F1AB6BAAA6FA901.png" xlink:type="simple" xlink:show="embed" xlink:actuate="onLoad" draw:mime-type="image/png">
            <text:p/>
          </draw:image>
        </draw:frame>
        <draw:frame draw:style-name="gr1" draw:text-style-name="P1" draw:layer="layout" svg:width="0.37cm" svg:height="0.65cm" svg:x="13.18cm" svg:y="3.212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custom-shape draw:style-name="gr6" draw:text-style-name="P5" draw:layer="layout" svg:width="18.52cm" svg:height="12.37cm" svg:x="1.002cm" svg:y="1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11cm" svg:height="1.308cm" svg:x="1.591cm" svg:y="1.712cm">
          <text:p text:style-name="P3"><text:span text:style-name="T2">Phase 1/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5cm" svg:height="1.438cm" svg:x="2.672cm" svg:y="6.312cm">
          <text:p text:style-name="P2"><text:span text:style-name="T3">Fussgänger-</text:span></text:p>
          <text:p text:style-name="P2"><text:span text:style-name="T3">Übergänge</text:span></text:p>
          <text:p text:style-name="P2"><text:span text:style-name="T3">(Einbahn)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727cm" svg:height="1.987cm" svg:x="1.076cm" svg:y="7.493cm">
          <draw:text-box>
            <text:p text:style-name="P3"><text:span text:style-name="T1">Eisen-gasse</text:span></text:p>
          </draw:text-box>
        </draw:frame>
        <draw:frame draw:style-name="gr1" draw:text-style-name="P1" draw:layer="layout" svg:width="1.53cm" svg:height="1.076cm" draw:transform="rotate (2.7380725305287) translate (6.359cm 7.262cm)">
          <draw:image xlink:href="Pictures/100060DE00009EC000006FBBEF1875D23EB65124.wmf" xlink:type="simple" xlink:show="embed" xlink:actuate="onLoad" draw:mime-type="image/x-wmf">
            <text:p/>
          </draw:image>
          <draw:image xlink:href="Pictures/100000010000034B000002515D68B53B8F0D482A.png" xlink:type="simple" xlink:show="embed" xlink:actuate="onLoad" draw:mime-type="image/png"/>
        </draw:frame>
        <draw:line draw:style-name="gr10" draw:text-style-name="P2" draw:layer="layout" svg:x1="4.102cm" svg:y1="8.612cm" svg:x2="5.902cm" svg:y2="10.812cm">
          <text:p/>
        </draw:line>
        <draw:frame draw:style-name="gr1" draw:text-style-name="P1" draw:layer="layout" svg:width="0.66cm" svg:height="1.4cm" svg:x="8.702cm" svg:y="7.412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1" draw:text-style-name="P1" draw:layer="layout" svg:width="0.66cm" svg:height="1.4cm" svg:x="3.302cm" svg:y="7.712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1" draw:text-style-name="P1" draw:layer="layout" svg:width="0.71cm" svg:height="1.44cm" svg:x="5.102cm" svg:y="7.012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frame draw:style-name="gr1" draw:text-style-name="P1" draw:layer="layout" svg:width="0.66cm" svg:height="1.4cm" svg:x="6.742cm" svg:y="5.712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1" draw:text-style-name="P1" draw:layer="layout" svg:width="0.66cm" svg:height="1.4cm" svg:x="5.942cm" svg:y="9.412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11" draw:text-style-name="P2" draw:layer="layout" svg:width="0.66cm" svg:height="1.4cm" svg:x="4.242cm" svg:y="4.512cm">
          <draw:image xlink:href="Pictures/1000500700000BB70000190D026C75781E20D90E.svg" xlink:type="simple" xlink:show="embed" xlink:actuate="onLoad" draw:mime-type="image/svg+xml">
            <text:p/>
          </draw:image>
          <draw:image xlink:href="Pictures/1000000100000098000001469DB7C2C95A686AA1.png" xlink:type="simple" xlink:show="embed" xlink:actuate="onLoad" draw:mime-type="image/png"/>
        </draw:frame>
        <draw:frame draw:style-name="gr1" draw:text-style-name="P1" draw:layer="layout" svg:width="0.71cm" svg:height="1.44cm" svg:x="7.902cm" svg:y="8.972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frame draw:style-name="gr1" draw:text-style-name="P1" draw:layer="layout" svg:width="18.52cm" svg:height="12.382cm" svg:x="10.18cm" svg:y="7.63cm">
          <draw:image xlink:href="Pictures/100000010000041A000002BE588C1848EDFBC076.png" xlink:type="simple" xlink:show="embed" xlink:actuate="onLoad" draw:mime-type="image/png">
            <text:p/>
          </draw:image>
        </draw:frame>
        <draw:frame draw:style-name="gr1" draw:text-style-name="P1" draw:layer="layout" svg:width="1.172cm" svg:height="0.491cm" draw:transform="skewX (-0.00610865238198016) rotate (0.463559449329694) translate (21.654cm 12.10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26) rotate (0.649786080517489) translate (18.6cm 13.88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21) rotate (0.507018147704353) translate (19.552cm 13.18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463559449329694) translate (20.611cm 12.60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17.658cm 14.61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-0.636347045277133) translate (16.501cm 16.58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5) translate (15.185cm 16.59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2.7091000649456) translate (15.13cm 15.41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6.083cm 14.71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7.514cm 13.6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8.462cm 12.8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60106418424715) translate (19.428cm 12.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72323723188675) translate (20.449cm 11.81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8) rotate (-2.61345602193631) translate (21.509cm 11.1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75937552111) translate (23.59cm 9.74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75937552111) translate (25.575cm 8.31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3" draw:text-style-name="P1" draw:layer="layout" svg:x1="21.382cm" svg:y1="11.142cm" svg:x2="22.582cm" svg:y2="10.342cm">
          <text:p/>
        </draw:line>
        <draw:line draw:style-name="gr3" draw:text-style-name="P1" draw:layer="layout" svg:x1="23.482cm" svg:y1="9.742cm" svg:x2="24.582cm" svg:y2="8.942cm">
          <text:p/>
        </draw:line>
        <draw:line draw:style-name="gr3" draw:text-style-name="P1" draw:layer="layout" svg:x1="25.482cm" svg:y1="8.242cm" svg:x2="26.282cm" svg:y2="7.642cm">
          <text:p/>
        </draw:line>
        <draw:frame draw:style-name="gr5" draw:text-style-name="P8" draw:layer="layout" svg:width="5.7cm" svg:height="1.119cm" svg:x="18.782cm" svg:y="7.723cm">
          <draw:text-box>
            <text:p text:style-name="P3"><text:span text:style-name="T1">Mittlere Brücke</text:span></text:p>
          </draw:text-box>
        </draw:frame>
        <draw:frame draw:style-name="gr1" draw:text-style-name="P1" draw:layer="layout" svg:width="2.151cm" svg:height="1.9cm" svg:x="16.798cm" svg:y="9.746cm">
          <draw:image xlink:href="Pictures/10000001000000F0000000D49F1AB6BAAA6FA901.png" xlink:type="simple" xlink:show="embed" xlink:actuate="onLoad" draw:mime-type="image/png">
            <text:p/>
          </draw:image>
        </draw:frame>
        <draw:frame draw:style-name="gr1" draw:text-style-name="P1" draw:layer="layout" svg:width="1.172cm" svg:height="0.491cm" draw:transform="skewX (-0.00610865238198011) rotate (2.60333311227474) translate (17.967cm 16.17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3) rotate (2.93407300552767) translate (16.929cm 15.54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path draw:style-name="gr2" draw:text-style-name="P1" draw:layer="layout" svg:width="6.328cm" svg:height="5.583cm" draw:transform="rotate (0.624653339288771) translate (10.982cm 18.842cm)" svg:viewBox="0 0 6329 5584" svg:d="M0 0c7021 8 6447 1319 6206 5584">
          <text:p/>
        </draw:path>
        <draw:frame draw:style-name="gr1" draw:text-style-name="P1" draw:layer="layout" svg:width="0.37cm" svg:height="0.65cm" svg:x="22.36cm" svg:y="9.842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custom-shape draw:style-name="gr6" draw:text-style-name="P5" draw:layer="layout" svg:width="18.52cm" svg:height="12.37cm" svg:x="10.182cm" svg:y="7.6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111cm" svg:height="1.308cm" svg:x="10.771cm" svg:y="8.342cm">
          <text:p text:style-name="P9"><text:span text:style-name="T2">Phase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3cm" svg:height="1.076cm" draw:transform="rotate (2.99254153546948) translate (15.724cm 13.742cm)">
          <draw:image xlink:href="Pictures/100060DE00009EC000006FBBEF1875D23EB65124.wmf" xlink:type="simple" xlink:show="embed" xlink:actuate="onLoad" draw:mime-type="image/x-wmf">
            <text:p/>
          </draw:image>
          <draw:image xlink:href="Pictures/100000010000034B000002515D68B53B8F0D482A.png" xlink:type="simple" xlink:show="embed" xlink:actuate="onLoad" draw:mime-type="image/png"/>
        </draw:frame>
        <draw:line draw:style-name="gr4" draw:text-style-name="P2" draw:layer="layout" svg:x1="15.122cm" svg:y1="13.642cm" svg:x2="18.022cm" svg:y2="15.542cm">
          <text:p/>
        </draw:line>
        <draw:custom-shape draw:style-name="gr8" draw:text-style-name="P12" draw:layer="layout" svg:width="2.5cm" svg:height="1.438cm" svg:x="11.892cm" svg:y="12.942cm">
          <text:p text:style-name="P11"><text:span text:style-name="T3">Fussgänger-</text:span></text:p>
          <text:p text:style-name="P11"><text:span text:style-name="T3">Übergänge</text:span></text:p>
          <text:p text:style-name="P11"><text:span text:style-name="T3">(Einbahn)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727cm" svg:height="1.987cm" svg:x="10.296cm" svg:y="14.123cm">
          <draw:text-box>
            <text:p text:style-name="P3"><text:span text:style-name="T1">Eisen-gasse</text:span></text:p>
          </draw:text-box>
        </draw:frame>
        <draw:line draw:style-name="gr10" draw:text-style-name="P2" draw:layer="layout" svg:x1="13.322cm" svg:y1="15.242cm" svg:x2="15.122cm" svg:y2="17.442cm">
          <text:p/>
        </draw:line>
        <draw:frame draw:style-name="gr1" draw:text-style-name="P1" draw:layer="layout" svg:width="1.172cm" svg:height="0.49cm" draw:transform="skewX (-0.00610865238198018) rotate (-2.61136162683392) translate (12.258cm 16.38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3" draw:text-style-name="P1" draw:layer="layout" svg:x1="10.743cm" svg:y1="19.783cm" svg:x2="12.543cm" svg:y2="18.383cm">
          <text:p/>
        </draw:line>
        <draw:frame draw:style-name="gr1" draw:text-style-name="P1" draw:layer="layout" svg:width="1.172cm" svg:height="0.491cm" draw:transform="skewX (-0.00610865238198016) rotate (0.623955207587973) translate (13.343cm 17.68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12.343cm 18.36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8) rotate (-2.87228835000707) translate (13.344cm 16.05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3" draw:text-style-name="P1" draw:layer="layout" svg:x1="10.243cm" svg:y1="17.383cm" svg:x2="11.143cm" svg:y2="16.683cm">
          <text:p/>
        </draw:line>
        <draw:frame draw:style-name="gr1" draw:text-style-name="P1" draw:layer="layout" svg:width="0.71cm" svg:height="1.44cm" svg:x="14.982cm" svg:y="16.302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frame draw:style-name="gr1" draw:text-style-name="P1" draw:layer="layout" svg:width="0.71cm" svg:height="1.44cm" svg:x="16.472cm" svg:y="16.602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line draw:style-name="gr13" draw:text-style-name="P2" draw:layer="layout" svg:x1="18.682cm" svg:y1="17.242cm" svg:x2="20.482cm" svg:y2="19.842cm">
          <text:p/>
        </draw:line>
        <draw:frame draw:style-name="gr1" draw:text-style-name="P1" draw:layer="layout" svg:width="0.341cm" svg:height="0.6cm" svg:x="18.341cm" svg:y="17.14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8.741cm" svg:y="17.64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9.241cm" svg:y="18.34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341cm" svg:height="0.6cm" svg:x="19.682cm" svg:y="19.04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1" draw:text-style-name="P2" draw:layer="layout" svg:width="0.66cm" svg:height="1.4cm" svg:x="13.422cm" svg:y="11.142cm">
          <draw:image xlink:href="Pictures/1000500700000BB70000190D026C75781E20D90E.svg" xlink:type="simple" xlink:show="embed" xlink:actuate="onLoad" draw:mime-type="image/svg+xml">
            <text:p/>
          </draw:image>
          <draw:image xlink:href="Pictures/1000000100000098000001469DB7C2C95A686AA1.png" xlink:type="simple" xlink:show="embed" xlink:actuate="onLoad" draw:mime-type="image/png"/>
        </draw:frame>
        <draw:frame draw:style-name="gr1" draw:text-style-name="P1" draw:layer="layout" svg:width="0.71cm" svg:height="1.44cm" svg:x="12.582cm" svg:y="14.202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2.28952291276616) translate (18.714cm 17.0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28T16:11:06.056862769</meta:creation-date>
    <dc:date>2022-08-19T16:37:45.646022761</dc:date>
    <meta:editing-duration>PT31M51S</meta:editing-duration>
    <meta:editing-cycles>7</meta:editing-cycles>
    <meta:generator>LibreOffice/7.3.4.2$MacOSX_X86_64 LibreOffice_project/728fec16bd5f605073805c3c9e7c4212a0120dc5</meta:generator>
    <meta:document-statistic meta:object-count="92"/>
  </office:meta>
</office:document-meta>
</file>